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5600000300A4E8E156C105C51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11cm, 22.951cm, 1.129cm, 3.284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5.206cm" svg:height="6.349cm" svg:x="6.461cm" svg:y="12.049cm">
          <draw:image xlink:href="Pictures/100002010000055600000300A4E8E156C105C51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6:36:10.332233978</meta:creation-date>
    <dc:date>2022-03-13T16:39:20.529780895</dc:date>
    <meta:editing-duration>PT3M10S</meta:editing-duration>
    <meta:editing-cycles>3</meta:editing-cycles>
    <meta:generator>LibreOffice/6.4.7.2$Linux_X86_64 LibreOffice_project/40$Build-2</meta:generator>
    <meta:document-statistic meta:object-count="1"/>
  </office:meta>
</office:document-meta>
</file>